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1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 style:data-style-name="N2" text:time-value="14:14:30.929940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22T14:14:55.865592109</dc:date>
    <meta:editing-duration>PT2H58M36S</meta:editing-duration>
    <meta:editing-cycles>38</meta:editing-cycles>
    <meta:document-statistic meta:table-count="2" meta:cell-count="7087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